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3083in" style:rel-column-width="3324*"/>
    </style:style>
    <style:style style:name="Table1.B" style:family="table-column">
      <style:table-column-properties style:column-width="2.084in" style:rel-column-width="3001*"/>
    </style:style>
    <style:style style:name="Table1.C" style:family="table-column">
      <style:table-column-properties style:column-width="2.5347in" style:rel-column-width="36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2.3083in" style:rel-column-width="3324*"/>
    </style:style>
    <style:style style:name="Table2.B" style:family="table-column">
      <style:table-column-properties style:column-width="2.084in" style:rel-column-width="3001*"/>
    </style:style>
    <style:style style:name="Table2.C" style:family="table-column">
      <style:table-column-properties style:column-width="2.5347in" style:rel-column-width="365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1007in" style:rel-column-width="3025*"/>
    </style:style>
    <style:style style:name="Table3.B" style:family="table-column">
      <style:table-column-properties style:column-width="1.2326in" style:rel-column-width="1775*"/>
    </style:style>
    <style:style style:name="Table3.C" style:family="table-column">
      <style:table-column-properties style:column-width="3.5938in" style:rel-column-width="517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4132in" style:rel-column-width="3475*"/>
    </style:style>
    <style:style style:name="Table4.B" style:family="table-column">
      <style:table-column-properties style:column-width="0.9118in" style:rel-column-width="1313*"/>
    </style:style>
    <style:style style:name="Table4.C" style:family="table-column">
      <style:table-column-properties style:column-width="3.6021in" style:rel-column-width="5187*"/>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font-weight="normal" style:font-weight-asian="normal" style:font-weight-complex="normal"/>
    </style:style>
    <style:style style:name="P20" style:family="paragraph" style:parent-style-name="Standard" style:list-style-name="L3">
      <style:text-properties fo:font-weight="normal" style:font-weight-asian="normal" style:font-weight-complex="normal"/>
    </style:style>
    <style:style style:name="P21" style:family="paragraph" style:parent-style-name="Standard" style:list-style-name="L3">
      <style:text-properties fo:font-weight="normal" style:font-weight-asian="normal" style:font-weight-complex="normal"/>
    </style:style>
    <style:style style:name="P22" style:family="paragraph" style:parent-style-name="Standard" style:list-style-name="L3">
      <style:text-properties fo:font-weight="normal" style:font-weight-asian="normal" style:font-weight-complex="normal"/>
    </style:style>
    <style:style style:name="P23" style:family="paragraph" style:parent-style-name="Standard" style:list-style-name="L3">
      <style:text-properties fo:font-weight="normal" style:font-weight-asian="normal" style:font-weight-complex="normal"/>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text-properties fo:font-style="italic" fo:font-weight="normal" style:font-style-asian="italic" style:font-weight-asian="normal" style:font-style-complex="italic" style:font-weight-complex="normal"/>
    </style:style>
    <style:style style:name="P27"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8" style:family="paragraph" style:parent-style-name="Standard">
      <style:text-properties style:text-underline-style="solid" style:text-underline-width="auto" style:text-underline-color="font-color" fo:font-weight="normal" style:font-weight-asian="normal" style:font-weight-complex="normal"/>
    </style:style>
    <style:style style:name="P29" style:family="paragraph" style:parent-style-name="Standard">
      <style:text-properties style:text-underline-style="none" fo:font-weight="normal" style:font-weight-asian="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break-before="page"/>
      <style:text-properties fo:font-weight="normal" style:font-weight-asian="normal" style:font-weight-complex="normal"/>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Table_20_Contents">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paragraph-properties fo:text-align="center" style:justify-single-word="false" fo:background-color="#b3b3b3">
        <style:background-image/>
      </style:paragraph-properties>
    </style:style>
    <style:style style:name="P36" style:family="paragraph" style:parent-style-name="Table_20_Contents">
      <style:paragraph-properties fo:text-align="center" style:justify-single-word="false" fo:background-color="#b3b3b3">
        <style:background-image/>
      </style:paragraph-properties>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b Submission</text:p>
      <text:p text:style-name="Standard"/>
      <text:p text:style-name="Standard">ResourceBrokers</text:p>
      <text:list text:style-name="L1">
        <text:list-item>
          <text:p text:style-name="P5">Local</text:p>
        </text:list-item>
        <text:list-item>
          <text:p text:style-name="P5">LocalQ</text:p>
        </text:list-item>
        <text:list-item>
          <text:p text:style-name="P5">Ssh</text:p>
        </text:list-item>
        <text:list-item>
          <text:p text:style-name="P5">CommandlineSsh</text:p>
        </text:list-item>
        <text:list-item>
          <text:p text:style-name="P5">Globus</text:p>
        </text:list-item>
        <text:list-item>
          <text:p text:style-name="P5">GT4</text:p>
        </text:list-item>
        <text:list-item>
          <text:p text:style-name="P5">WSGT4</text:p>
        </text:list-item>
        <text:list-item>
          <text:p text:style-name="P5">Glite</text:p>
        </text:list-item>
        <text:list-item>
          <text:p text:style-name="P5">GridSAM</text:p>
        </text:list-item>
        <text:list-item>
          <text:p text:style-name="P5">PBS</text:p>
        </text:list-item>
        <text:list-item>
          <text:p text:style-name="P5">SGE</text:p>
        </text:list-item>
        <text:list-item>
          <text:p text:style-name="P5">ProActive</text:p>
        </text:list-item>
        <text:list-item>
          <text:p text:style-name="P5">Zorilla</text:p>
        </text:list-item>
      </text:list>
      <text:p text:style-name="Standard"/>
      <text:p text:style-name="Standard">The ResourceBroker</text:p>
      <text:p text:style-name="Standard">- submitting a Java application</text:p>
      <text:p text:style-name="Standard"/>
      <text:p text:style-name="Standard">The Job</text:p>
      <text:list text:style-name="L2">
        <text:list-item>
          <text:p text:style-name="P18">job sta</text:p>
        </text:list-item>
      </text:list>
      <text:p text:style-name="Standard"/>
      <text:p text:style-name="P1"/>
      <text:p text:style-name="P4">Sandboxes and staging</text:p>
      <text:p text:style-name="P2"/>
      <text:p text:style-name="P2">When a job is executed with JavaGAT it runs in a so called sandbox, which is a safe environment (in fact a directory) where there are no existing files except the prestaged files. Before the job is executed JavaGAT creates the sandbox and stages all prestage files to it. The normal behavior of the sandbox during the job execution is as follows:</text:p>
      <text:list text:style-name="L3">
        <text:list-item>
          <text:p text:style-name="P20">creation of a new (unique) sandbox directory on the host where the job is submitted to</text:p>
        </text:list-item>
        <text:list-item>
          <text:p text:style-name="P20">pre staging of all prestage files to the sandbox</text:p>
        </text:list-item>
        <text:list-item>
          <text:p text:style-name="P20">execution of the job</text:p>
        </text:list-item>
        <text:list-item>
          <text:p text:style-name="P20">post staging of all poststage files </text:p>
        </text:list-item>
        <text:list-item>
          <text:p text:style-name="P20">deleting and wiping of pre / poststage files</text:p>
        </text:list-item>
        <text:list-item>
          <text:p text:style-name="P20">deleting the sandbox and all its contents</text:p>
        </text:list-item>
      </text:list>
      <text:p text:style-name="P2"/>
      <text:p text:style-name="P3">Sandbox attributes</text:p>
      <text:p text:style-name="P2">There are a number of attributes of the SoftwareDescription that can change the normal behavior:</text:p>
      <text:p text:style-name="P26">“sandbox.root”<text:tab/><text:span text:style-name="T1">changes the sandbox root from the default entry point to the given <text:tab/><text:tab/><text:tab/>URI. In this root a new unique sandbox is created.</text:span></text:p>
      <text:p text:style-name="P26">“sandbox.disable”<text:tab/><text:span text:style-name="T1">disables the creation (and deletion) of a new unique sandbox, the <text:tab/><text:tab/><text:tab/><text:tab/>job will run in the sandbox root (either the entry point, or set <text:tab/><text:tab/><text:tab/><text:tab/>using the attribute “sandbox.root”.</text:span></text:p>
      <text:p text:style-name="P26">“sandbox.delete”<text:span text:style-name="T1"><text:tab/>if set to “false”, the step 6 of the normal behavior is skipped. This <text:tab/><text:tab/><text:tab/><text:tab/>might be useful during debugging or in workflow environments if <text:tab/><text:tab/><text:tab/><text:tab/>the sandbox is reused for a new job.</text:span></text:p>
      <text:p text:style-name="P26"><text:span text:style-name="T1"/></text:p>
      <text:p text:style-name="P27"><text:span text:style-name="T1">A note about staging</text:span></text:p>
      <text:p text:style-name="P2">The table below shows where a prestage file will end up in the sandbox.</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33">source file</text:p>
          </table:table-cell>
          <table:table-cell table:style-name="Table1.A1" office:value-type="string">
            <text:p text:style-name="P33">destination file</text:p>
          </table:table-cell>
          <table:table-cell table:style-name="Table1.C1" office:value-type="string">
            <text:p text:style-name="P33">remote location</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
      <text:p text:style-name="P2"/>
      <text:p text:style-name="P2">As you can see it is possible to stage files to locations out of the sandbox. Please be careful if you use this. These files will not be automatically deleted and may overwrite existing files. Even with a relative destination path it is possible to jump out of the sandbox using a relative path starting with “../”.</text:p>
      <text:p text:style-name="P2"/>
      <text:p text:style-name="P2"/>
      <text:p text:style-name="P31">The table below shows where poststage files will end up.</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33">source file</text:p>
          </table:table-cell>
          <table:table-cell table:style-name="Table2.A1" office:value-type="string">
            <text:p text:style-name="P33">destination file</text:p>
          </table:table-cell>
          <table:table-cell table:style-name="Table2.C1" office:value-type="string">
            <text:p text:style-name="P33">remote location</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
      <text:p text:style-name="P2"/>
      <text:p text:style-name="P3">Deleting and wiping of files</text:p>
      <text:p text:style-name="P29">The files inside the sandbox are automatically deleted upon job termination. Files outside the sandbox should be explicitly deleted (if wanted). Further, if the attribute “sandbox.delete” is set to false and/or “sandbox.disable” is set to true and one wishes to delete some files upon job termination, this should also be done explicitly. JavaGAT also offers the possibility to wipe files (i.e. overwrite the files and then delete them, so that not only the file reference is deleted, but also the file contents are deleted).</text:p>
      <text:p text:style-name="P29"/>
      <text:p text:style-name="P29">A file that should be deleted can be added to a SoftwareDescription using the method addDeletedFile(File file). A file that should be wiped can be added using the method addWipedFile(File file). There are also convenient methods to automatically add all pre stage files or post stage files to the deleted or wiped list:</text:p>
      <text:p text:style-name="P29"/>
      <text:p text:style-name="P29">setDeletePostStaged(boolean) <text:line-break/>setDeletePreStaged(boolean) <text:line-break/>setWipePostStaged(boolean) <text:line-break/>setWipePreStaged(boolean)</text:p>
      <text:p text:style-name="P2"/>
      <text:p text:style-name="P4">Need for a Wrapper Application</text:p>
      <text:p text:style-name="P2"/>
      <text:p text:style-name="P2">The use of JavaGAT at grids with node based queues can be improved using the JavaGAT wrapper application. In the following example we show in which cases it can make sense to use the JavaGAT application:</text:p>
      <text:p text:style-name="P2"/>
      <text:p text:style-name="P2">Suppose a grid with a node based queue. That is, upon submission of a job, a whole node (possibly consisting of multiple CPUs) is allocated to this job. Each node in the example grid has 4 CPUs per node. The example jobs we want to submit are single threaded, and we've 8 of them. The software descriptions of these jobs aren't equal to eachother* (* if they would be the same, we could use the count/hostcount/...). Further we want to use the nodes we get in an efficient way.</text:p>
      <text:p text:style-name="P2"/>
      <text:p text:style-name="P2">What would happen if we used normal job submission of the JavaGAT, all jobs would run on a different node, thereby only using 1 CPU and wasting the compute power of the other three CPUs.</text:p>
      <text:p text:style-name="P2"/>
      <text:p text:style-name="P2">The JavaGAT wrapper application can efficiently use all the CPUs of a node. It works as follows. A number of normal job descriptions are assembled and then a new job is created by JavaGAT which starts the wrapper application and all normal jobs get wrapped in a file which is staged with the wrapper application. The wrapper application gets executed on a node. It unwraps the job descriptions and using JavaGAT it submits these jobs to the local resource broker of the node. Eventual prestage files are directly copied from there source to the sandbox. Using this wrapper application it is possible to start for instance 4 jobs on a single node with 4 CPUs, thereby efficiently using the resources of this node.</text:p>
      <text:p text:style-name="P2"/>
      <text:p text:style-name="P3">Notes:</text:p>
      <text:p text:style-name="P2">All job descriptions with the attribute “wrapper.enable” with the value “true”, will be submitted using the wrapper application.</text:p>
      <text:p text:style-name="P2"/>
      <text:p text:style-name="P2">All wrapper job submissions between a broker.startMultiJob() and a broker.endMultiJob will be executed on the same node</text:p>
      <text:p text:style-name="P2"/>
      <text:p text:style-name="P2">Because the prestage files are directly staged, it is possible to stage them to the nodes local disk (which possibly allows you to have larger prestage files), using the attribute “sandbox.root” set to “/usr/local” or another path that refers to the local disk. (If you want to set the sandbox root of the wrapper itself use the attribute “wrapper.sandbox.root”)</text:p>
      <text:p text:style-name="P2"/>
      <text:p text:style-name="P2">When the number of jobs in a MultiJob is larger than the number of CPUs, it can make sense to use the preference “wrapper.concurrentjobs.max” and set it to the number of CPUs. The wrapper application then executes at most this number of jobs concurrently. Only if one of the running jobs stops, a new job is started.</text:p>
      <text:p text:style-name="P2"/>
      <text:p text:style-name="P2">The wrapper application also generates output. It is possible to retrieve this output. Please set the attribute “getWrapperOutput” to “true”. The output files will be named “wrapper.&lt;x&gt;.err” and “wrapper.&lt;x&gt;.out” and can be found in the directory where <text:soft-page-break/>the application (not the wrapper application, but the application that submitted the wrapper job) is executed. The wrapper output location can also be specified by the attribute “getWrapperOutputURI”, with the value the URI of the output location. </text:p>
      <text:p text:style-name="P2"/>
      <text:p text:style-name="P2">The wrapper application is submitted with JavaGAT. There is no job description needed for this application, because JavaGAT itself creates this application. Note that JavaGAT uses the attributes and preferences of the (first) wrapped job description also for the wrapper job description it creates. </text:p>
      <text:p text:style-name="P2">“ResourceBroker.adaptor.name” -&gt; used to indicate how the wrapper application is submitted (for instance with globus), the wrapped jobs are always submitted with the local resourcebroker, there's no way to change this.</text:p>
      <text:p text:style-name="P2">“useWrapper”, “true” -&gt; indicates that the job should be submitted using the wrapper application. The wrapper application itself sets the useWrapper to “false” for the jobs it submits.</text:p>
      <text:p text:style-name="P2">“sandboxRoot” -&gt; root of the wrapper application sandbox</text:p>
      <text:p text:style-name="P2">“wrappedSandboxRoot” -&gt; root of the wrapped application(s) sandbox(es)</text:p>
      <text:p text:style-name="P2"/>
      <text:p text:style-name="P2">Although a node might have multiple CPUs, the memory and disk space is shared between the jobs</text:p>
      <text:p text:style-name="P2"/>
      <text:p text:style-name="P2">Because the wrapper application is a JavaGAT application, it needs the JavaGAT at the place where it executes. Normally the JavaGAT is prestaged to the location where <text:s/>the wrapper application executes (in its sandbox). If the JavaGAT is already available at that side you can set the attribute “remoteGatLocation” to that location. The wrapper application will use the JavaGAT from that location (please be careful with different versions!). If you run multiple wrapper applications, and you didn't set the remote GAT location, JavaGAT will be prestaged for each wrapper application. However, using the preference “singleRemoteGat” set to “true”, JavaGAT prestages itself only once to a well-known location (“.tempGAT”) where all wrappers can access it. This reduces the overhead of staging the JavaGAT.</text:p>
      <text:p text:style-name="P2"/>
      <text:p text:style-name="P2">The wrapper application takes care of copying the prestage files to the sandbox. However, it can happen that a lot of wrapper application concurrently want to do the prestaging and the host on which the prestage files are located is flooded with incoming connections for file transfers. To prevent the host from collapsing, one can set the attribute “waitForPrestage” to “true”. All jobs that have this attribute set to “true” sequentially download their prestage files. A job waits for prestaging until a particular file is created in the submission dir (this file is named “.JavaGAT-prestagedone-&lt;id&gt;-&lt;random&gt;”).</text:p>
      <text:p text:style-name="Standard"/>
      <text:p text:style-name="P4">Security</text:p>
      <text:p text:style-name="Standard"/>
      <text:p text:style-name="Standard">At some point in the connection setup, an adaptor may need security information. It then asks its specific security utils class to provide this. The SftpFileAdaptor needs a SftpUserInfo object (containing a username, password and a privatekey) to establish a connection. Therefore it asks its specific security utils class (the SftpSecurityUtils class) to provide this object. The SftpSecurityUtils class forwards this request to the common SecurityUtils class but tells it for which adaptor it is needed (and the location + port).</text:p>
      <text:p text:style-name="Standard"/>
      <text:p text:style-name="Standard">The common SecurityUtils class then checks whether there are valid security contexts for this requests. A security context is valid if the notes added to that security context don't prohibit the use of it for the given host-port combination and adaptor. In the example below the security context is only valid for the sftp adaptor on hosts fs0.das3.cs.vu.nl and fs1.das3.liacs.nl</text:p>
      <text:p text:style-name="Standard"/>
      <text:p text:style-name="Standard">PasswordSecurityContext pwdSecContext = new PasswordSecurityContext(...);</text:p>
      <text:p text:style-name="Standard">pwdSecContext.addNote(“adaptors”, “sftp”);</text:p>
      <text:p text:style-name="Standard">pwdSecContext.addNote(“hosts”, “fs0.das3.cs.vu.nl,fs1.das3.liacs.nl”);</text:p>
      <text:p text:style-name="Standard"/>
      <text:p text:style-name="Standard">For all valid security contexts the SecurityUtils class checks whether they already have a userdata object (in the case of Sftp this is the SftpUserInfo object). If not, the SecurityUtils class uses the provided ContextCreator to create such a userdata object for the security context. In the case of Sftp this is the SftpContextCreator.</text:p>
      <text:p text:style-name="Standard"/>
      <text:p text:style-name="Standard">The ContextCreator inspects the security context and if it can be used to create the userdata it will do that. The SftpContextCreator for instance can handle PasswordSecurityContexts and CertificateSecurityContexts, but not CredentialSecurityContexts or MyProxySecurityContexts. It returns the userdata to the SecurityUtils class.</text:p>
      <text:p text:style-name="Standard"/>
      <text:p text:style-name="Standard">The SecurityUtils class then adds the userdata to the SecurityContexts so that if the same userdata is needed a next time it's already there and doesn't have to be created twice. Then it returns the userdata.</text:p>
      <text:p text:style-name="Standard"/>
      <text:p text:style-name="Standard">It can happen that are no valid SecurityContexts for a request or that none of the valid SecurityContexts could produce userdata (because the ContextCreator couldn't handle the SecurityContext type for instance). The SecurityUtils class then tries to create a new default security context using the same ContextCreator. For the SftpContextCreator, it will look in various default locations for a .ssh directory with keyfiles and it will use the username of the system where the application runs. If the default security context can be created, the SecurityUtils class retrieves the userdata from it and returns it. Note that the default security context can be any security context type, it is specified in the ContextCreator. For instance the SftpContextCreator creates a CertificateSecurityContext as default security context.</text:p>
      <text:p text:style-name="P4">SoftwareDescription attributes</text:p>
      <table:table table:name="Table3" table:style-name="Table3">
        <table:table-column table:style-name="Table3.A"/>
        <table:table-column table:style-name="Table3.B"/>
        <table:table-column table:style-name="Table3.C"/>
        <table:table-row>
          <table:table-cell table:style-name="Table3.A1" office:value-type="string">
            <text:p text:style-name="P33">name</text:p>
          </table:table-cell>
          <table:table-cell table:style-name="Table3.A1" office:value-type="string">
            <text:p text:style-name="P33">values</text:p>
          </table:table-cell>
          <table:table-cell table:style-name="Table3.C1" office:value-type="string">
            <text:p text:style-name="P33">description</text:p>
          </table:table-cell>
        </table:table-row>
        <table:table-row>
          <table:table-cell table:style-name="Table3.A2" table:number-columns-spanned="3" office:value-type="string">
            <text:p text:style-name="P36">general</text:p>
          </table:table-cell>
          <table:covered-table-cell/>
          <table:covered-table-cell/>
        </table:table-row>
        <table:table-row>
          <table:table-cell table:style-name="Table3.A3" office:value-type="string">
            <text:p text:style-name="P34">executable</text:p>
          </table:table-cell>
          <table:table-cell table:style-name="Table3.A3" office:value-type="string">
            <text:p text:style-name="P34"/>
          </table:table-cell>
          <table:table-cell table:style-name="Table3.A2" office:value-type="string">
            <text:p text:style-name="P34">use SoftwareDescription.setExecutable</text:p>
          </table:table-cell>
        </table:table-row>
        <table:table-row>
          <table:table-cell table:style-name="Table3.A3" office:value-type="string">
            <text:p text:style-name="P34">arguments</text:p>
          </table:table-cell>
          <table:table-cell table:style-name="Table3.A3" office:value-type="string">
            <text:p text:style-name="P34"/>
          </table:table-cell>
          <table:table-cell table:style-name="Table3.A2" office:value-type="string">
            <text:p text:style-name="P34">use SoftwareDescription.setArguments</text:p>
          </table:table-cell>
        </table:table-row>
        <table:table-row>
          <table:table-cell table:style-name="Table3.A3" office:value-type="string">
            <text:p text:style-name="P34">environment</text:p>
          </table:table-cell>
          <table:table-cell table:style-name="Table3.A3" office:value-type="string">
            <text:p text:style-name="P34"/>
          </table:table-cell>
          <table:table-cell table:style-name="Table3.A2" office:value-type="string">
            <text:p text:style-name="P34">use SoftwareDescription.setEnvironment</text:p>
          </table:table-cell>
        </table:table-row>
        <table:table-row>
          <table:table-cell table:style-name="Table3.A3" office:value-type="string">
            <text:p text:style-name="P34">stdin</text:p>
          </table:table-cell>
          <table:table-cell table:style-name="Table3.A3" office:value-type="string">
            <text:p text:style-name="P34"/>
          </table:table-cell>
          <table:table-cell table:style-name="Table3.A2" office:value-type="string">
            <text:p text:style-name="P34">use SoftwareDescription.setStdin</text:p>
          </table:table-cell>
        </table:table-row>
        <table:table-row>
          <table:table-cell table:style-name="Table3.A3" office:value-type="string">
            <text:p text:style-name="P34">stderr</text:p>
          </table:table-cell>
          <table:table-cell table:style-name="Table3.A3" office:value-type="string">
            <text:p text:style-name="P34"/>
          </table:table-cell>
          <table:table-cell table:style-name="Table3.A2" office:value-type="string">
            <text:p text:style-name="P34">use SoftwareDescription.setStderr</text:p>
          </table:table-cell>
        </table:table-row>
        <table:table-row>
          <table:table-cell table:style-name="Table3.A3" office:value-type="string">
            <text:p text:style-name="P34">stdout</text:p>
          </table:table-cell>
          <table:table-cell table:style-name="Table3.A3" office:value-type="string">
            <text:p text:style-name="P34"/>
          </table:table-cell>
          <table:table-cell table:style-name="Table3.A2" office:value-type="string">
            <text:p text:style-name="P34">use SoftwareDescription.setStdout</text:p>
          </table:table-cell>
        </table:table-row>
        <table:table-row>
          <table:table-cell table:style-name="Table3.A3" office:value-type="string">
            <text:p text:style-name="P34">count</text:p>
          </table:table-cell>
          <table:table-cell table:style-name="Table3.A3" office:value-type="string">
            <text:p text:style-name="P34"/>
          </table:table-cell>
          <table:table-cell table:style-name="Table3.A2" office:value-type="string">
            <text:p text:style-name="P34">the number of times this softwaredescription should be run</text:p>
          </table:table-cell>
        </table:table-row>
        <table:table-row>
          <table:table-cell table:style-name="Table3.A3" office:value-type="string">
            <text:p text:style-name="P34">host.count</text:p>
          </table:table-cell>
          <table:table-cell table:style-name="Table3.A3" office:value-type="string">
            <text:p text:style-name="P34"/>
          </table:table-cell>
          <table:table-cell table:style-name="Table3.A2" office:value-type="string">
            <text:p text:style-name="P34">the number of nodes on which the softwaredescription is distributed</text:p>
          </table:table-cell>
        </table:table-row>
        <table:table-row>
          <table:table-cell table:style-name="Table3.A3" office:value-type="string">
            <text:p text:style-name="P34">time.max</text:p>
          </table:table-cell>
          <table:table-cell table:style-name="Table3.A3" office:value-type="string">
            <text:p text:style-name="P34"/>
          </table:table-cell>
          <table:table-cell table:style-name="Table3.A2" office:value-type="string">
            <text:p text:style-name="P34">the maximum time the executable may run (minutes)</text:p>
          </table:table-cell>
        </table:table-row>
        <table:table-row>
          <table:table-cell table:style-name="Table3.A3" office:value-type="string">
            <text:p text:style-name="P34">walltime.max</text:p>
          </table:table-cell>
          <table:table-cell table:style-name="Table3.A3" office:value-type="string">
            <text:p text:style-name="P34"/>
          </table:table-cell>
          <table:table-cell table:style-name="Table3.A2" office:value-type="string">
            <text:p text:style-name="P34">the maximum wall time (minutes)</text:p>
          </table:table-cell>
        </table:table-row>
        <table:table-row>
          <table:table-cell table:style-name="Table3.A3" office:value-type="string">
            <text:p text:style-name="P34">cputime.max</text:p>
          </table:table-cell>
          <table:table-cell table:style-name="Table3.A3" office:value-type="string">
            <text:p text:style-name="P34"/>
          </table:table-cell>
          <table:table-cell table:style-name="Table3.A2" office:value-type="string">
            <text:p text:style-name="P34">the maximum cpu time (minutes)</text:p>
          </table:table-cell>
        </table:table-row>
        <table:table-row>
          <table:table-cell table:style-name="Table3.A3" office:value-type="string">
            <text:p text:style-name="P34">dryrun</text:p>
          </table:table-cell>
          <table:table-cell table:style-name="Table3.A3" office:value-type="string">
            <text:p text:style-name="P34"/>
          </table:table-cell>
          <table:table-cell table:style-name="Table3.A2" office:value-type="string">
            <text:p text:style-name="P34">if set, don't submit but return success</text:p>
          </table:table-cell>
        </table:table-row>
        <table:table-row>
          <table:table-cell table:style-name="Table3.A3" office:value-type="string">
            <text:p text:style-name="P34">memory.min</text:p>
          </table:table-cell>
          <table:table-cell table:style-name="Table3.A3" office:value-type="string">
            <text:p text:style-name="P34"/>
          </table:table-cell>
          <table:table-cell table:style-name="Table3.A2" office:value-type="string">
            <text:p text:style-name="P34">minimal memory required (MB)</text:p>
          </table:table-cell>
        </table:table-row>
        <table:table-row>
          <table:table-cell table:style-name="Table3.A3" office:value-type="string">
            <text:p text:style-name="P34">memory.max</text:p>
          </table:table-cell>
          <table:table-cell table:style-name="Table3.A3" office:value-type="string">
            <text:p text:style-name="P34"/>
          </table:table-cell>
          <table:table-cell table:style-name="Table3.A2" office:value-type="string">
            <text:p text:style-name="P34">maximal memory required (MB)</text:p>
          </table:table-cell>
        </table:table-row>
        <table:table-row>
          <table:table-cell table:style-name="Table3.A3" office:value-type="string">
            <text:p text:style-name="P34">savestate</text:p>
          </table:table-cell>
          <table:table-cell table:style-name="Table3.A3" office:value-type="string">
            <text:p text:style-name="P34"/>
          </table:table-cell>
          <table:table-cell table:style-name="Table3.A2" office:value-type="string">
            <text:p text:style-name="P34">keep job data persistent for restart</text:p>
          </table:table-cell>
        </table:table-row>
        <table:table-row>
          <table:table-cell table:style-name="Table3.A3" office:value-type="string">
            <text:p text:style-name="P34">machine.node</text:p>
          </table:table-cell>
          <table:table-cell table:style-name="Table3.A3" office:value-type="string">
            <text:p text:style-name="P34"/>
          </table:table-cell>
          <table:table-cell table:style-name="Table3.A2" office:value-type="string">
            <text:p text:style-name="P34"/>
          </table:table-cell>
        </table:table-row>
        <table:table-row>
          <table:table-cell table:style-name="Table3.A2" table:number-columns-spanned="3" office:value-type="string">
            <text:p text:style-name="P35">wrapper</text:p>
          </table:table-cell>
          <table:covered-table-cell/>
          <table:covered-table-cell/>
        </table:table-row>
        <table:table-row>
          <table:table-cell table:style-name="Table3.A3" office:value-type="string">
            <text:p text:style-name="Table_20_Contents">wrapper.outpu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want the stdout and stderr produced by the wrapper. The default location are “any:///wrapper.&lt;counter&gt;.stdout” and “any:///wrapper.&lt;counter&gt;.stderr”</text:p>
          </table:table-cell>
        </table:table-row>
        <table:table-row>
          <table:table-cell table:style-name="Table3.A3" office:value-type="string">
            <text:p text:style-name="Table_20_Contents">wrapper.output.location</text:p>
          </table:table-cell>
          <table:table-cell table:style-name="Table3.A3" office:value-type="string">
            <text:p text:style-name="Table_20_Contents">URI</text:p>
          </table:table-cell>
          <table:table-cell table:style-name="Table3.A2" office:value-type="string">
            <text:p text:style-name="Table_20_Contents">this is the location where the stdout and stderr of the wrapper are written to (needs wrapper.output set to “true”), the output is postfixed by a .&lt;counter&gt;.stderr or .&lt;counter&gt;.stdout. </text:p>
          </table:table-cell>
        </table:table-row>
        <table:table-row>
          <table:table-cell table:style-name="Table3.A3" office:value-type="string">
            <text:p text:style-name="Table_20_Contents">wrapper.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similar to sandbox.root, except this root is used for the wrapper application, whereas sandbox.root is used for the wrapped job</text:p>
          </table:table-cell>
        </table:table-row>
        <table:table-row>
          <table:table-cell table:style-name="Table3.A3" office:value-type="string">
            <text:p text:style-name="Table_20_Contents">wrapper.prestage</text:p>
            <text:p text:style-name="Table_20_Contents">(waitForPreStage)</text:p>
          </table:table-cell>
          <table:table-cell table:style-name="Table3.A3" office:value-type="string">
            <text:p text:style-name="Table_20_Contents">“sequential”, “parallel”</text:p>
          </table:table-cell>
          <table:table-cell table:style-name="Table3.A2" office:value-type="string">
            <text:p text:style-name="Table_20_Contents"/>
          </table:table-cell>
        </table:table-row>
        <text:soft-page-break/>
        <table:table-row>
          <table:table-cell table:style-name="Table3.A3" office:value-type="string">
            <text:p text:style-name="Table_20_Contents">wrapper.debu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verbose</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timin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2" table:number-columns-spanned="3" office:value-type="string">
            <text:p text:style-name="P35">sandbox</text:p>
          </table:table-cell>
          <table:covered-table-cell/>
          <table:covered-table-cell/>
        </table:table-row>
        <table:table-row>
          <table:table-cell table:style-name="Table3.A3" office:value-type="string">
            <text:p text:style-name="Table_20_Contents">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this is the root location of the sandbox, in this location a new sandbox will be created. </text:p>
          </table:table-cell>
        </table:table-row>
        <table:table-row>
          <table:table-cell table:style-name="Table3.A3" office:value-type="string">
            <text:p text:style-name="Table_20_Contents">sandbox.useroo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don't want a new sandbox to be created in the sandbox root, but use the sandbox root as sandbox. Be careful, existing files could be overwritten</text:p>
          </table:table-cell>
        </table:table-row>
        <table:table-row>
          <table:table-cell table:style-name="Table3.A3" office:value-type="string">
            <text:p text:style-name="Table_20_Contents">sandbox.delete</text:p>
          </table:table-cell>
          <table:table-cell table:style-name="Table3.A3" office:value-type="string">
            <text:p text:style-name="Table_20_Contents">“true”, “false”</text:p>
            <text:p text:style-name="Table_20_Contents">default:</text:p>
            <text:p text:style-name="Table_20_Contents">“true”</text:p>
          </table:table-cell>
          <table:table-cell table:style-name="Table3.A2" office:value-type="string">
            <text:p text:style-name="Table_20_Contents">set to “false” if you don't want the sandbox to be deleted when the job has finished.</text:p>
          </table:table-cell>
        </table:table-row>
      </table:table>
      <text:p text:style-name="Standard"/>
      <text:p text:style-name="P1">preferences</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wrapper.concurrentjobs.max</text:p>
          </table:table-cell>
          <table:table-cell table:style-name="Table4.A1" office:value-type="string">
            <text:p text:style-name="Table_20_Contents">int</text:p>
          </table:table-cell>
          <table:table-cell table:style-name="Table4.C1" office:value-type="string">
            <text:p text:style-name="Table_20_Contents">the maximum number of jobs the wrapper is allowed to execute concurrently</text:p>
          </table:table-cell>
        </table:table-row>
        <table:table-row>
          <table:table-cell table:style-name="Table4.A2" office:value-type="string">
            <text:p text:style-name="Table_20_Contents">wrapper.enable</text:p>
            <text:p text:style-name="Table_20_Contents">(useLocalDisk)</text:p>
          </table:table-cell>
          <table:table-cell table:style-name="Table4.A2" office:value-type="string">
            <text:p text:style-name="Table_20_Contents">“true”, “false”</text:p>
          </table:table-cell>
          <table:table-cell table:style-name="Table4.C2" office:value-type="string">
            <text:p text:style-name="Table_20_Contents">enable job submission using a wrapper</text:p>
          </table:table-cell>
        </table:table-row>
        <table:table-row>
          <table:table-cell table:style-name="Table4.A2" office:value-type="string">
            <text:p text:style-name="Table_20_Contents">wrapper.remotegat.location</text:p>
          </table:table-cell>
          <table:table-cell table:style-name="Table4.A2" office:value-type="string">
            <text:p text:style-name="Table_20_Contents">URI</text:p>
          </table:table-cell>
          <table:table-cell table:style-name="Table4.C2" office:value-type="string">
            <text:p text:style-name="Table_20_Contents"/>
          </table:table-cell>
        </table:table-row>
        <table:table-row>
          <table:table-cell table:style-name="Table4.A2" office:value-type="string">
            <text:p text:style-name="Table_20_Contents">wrapper.remotegat.upload</text:p>
          </table:table-cell>
          <table:table-cell table:style-name="Table4.A2" office:value-type="string">
            <text:p text:style-name="Table_20_Contents">“well-known”, “sandbox”</text:p>
          </table:table-cell>
          <table:table-cell table:style-name="Table4.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elof</meta:initial-creator>
    <meta:creation-date>2008-01-09T10:01:04</meta:creation-date>
    <dc:creator>roelof</dc:creator>
    <dc:date>2008-01-16T13:06:36</dc:date>
    <meta:editing-cycles>9</meta:editing-cycles>
    <meta:editing-duration>PT16H47M2S</meta:editing-duration>
    <meta:user-defined meta:name="Info 1"/>
    <meta:user-defined meta:name="Info 2"/>
    <meta:user-defined meta:name="Info 3"/>
    <meta:user-defined meta:name="Info 4"/>
    <meta:document-statistic meta:table-count="4" meta:image-count="0" meta:object-count="0" meta:page-count="8" meta:paragraph-count="194" meta:word-count="2210" meta:character-count="13966"/>
  </office:meta>
</office:document-meta>
</file>